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0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1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2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5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6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p text:style-name="P36">Samoocena</text:p>
      <text:p text:style-name="P37">4.1 Analizator laboratoryjny</text:p>
      <text:p text:style-name="P38">Ocena 5.0</text:p>
      <text:p text:style-name="P39">Poprawnie zaimplementowano wszystkie funkcjonalności<text:s/>prezentowane na zajęciach oraz na platformie Platon:</text:p>
      <text:list text:style-name="LFO1" text:continue-numbering="true">
        <text:list-item>
          <text:p text:style-name="P40">„Zapisz wiersze danych kontrolki DataGridView w pliku”</text:p>
        </text:list-item>
        <text:list-item>
          <text:p text:style-name="P41">„Pobierz z pliku wiersze danych do kontrolki DataGridView”</text:p>
        </text:list-item>
        <text:list-item>
          <text:p text:style-name="P42">„Usuń wiersze danych kontrolki DataGridView”</text:p>
        </text:list-item>
      </text:list>
      <text:p text:style-name="P43">Ponadto wizualizacja<text:s/>graficzna<text:s/>została zaimplementowana przy okazji poprzedniego projektu.</text:p>
      <text:p text:style-name="P44"><text:span text:style-name="T45">Funkcjonalność „Zapisz wiersze danych kontrolki DataGridView w pliku” wymagała zmiany z powodu błędu<text:s/></text:span><text:span text:style-name="T46">System.NullReferenceException</text:span><text:span text:style-name="T47">. B</text:span><text:span text:style-name="T48">ył on</text:span><text:span text:style-name="T49"><text:s/>spowodowany tym, że kontrolka DataGridView domyślnie<text:s/></text:span><text:span text:style-name="T50">zawiera</text:span><text:span text:style-name="T51"><text:s/>dodatkowy wiersz na końcu, który jest wierszem dodawania dla użytkownika. Błąd można rozwiązać na kilka sposobów</text:span><text:span text:style-name="T52">, m.in</text:span><text:span text:style-name="T53">;<text:s/></text:span></text:p>
      <text:list text:style-name="LFO2" text:continue-numbering="true">
        <text:list-item>
          <text:p text:style-name="P54">sprawdzając czy nie ma wartości Null w dgvTWFx.Rows[i].Cells[„n-ta komórka”].Value,</text:p>
        </text:list-item>
        <text:list-item>
          <text:p text:style-name="P55">wyłączając dodawanie wiersza w kontrolce przy inicjalizacji formularza za pomocą dgvTWFx.AllowUserToAddRows = false;,<text:s/></text:p>
        </text:list-item>
        <text:list-item>
          <text:p text:style-name="P56">skracając działanie pętli for za pomocą odjęcia 1 od ilości wierszy w DataGridView (for (int i = 0; i &lt; dgvTWFx.Rows.Count - 1; i++)).</text:p>
        </text:list-item>
      </text:list>
      <text:p text:style-name="P57">Zdecydowano się na wyłączenie dodawania dodatkowego wiersza z tego powodu, że program nie oferuje takiej funkcjonalności<text:s/>użytkownikowi.</text:p>
      <text:p text:style-name="P58">4.2 Analizator indywidualny</text:p>
      <text:p text:style-name="P59">Ocena 5.0<text:s/></text:p>
      <text:p text:style-name="P60">Wdrożone wszystkie funkcjonalności w MenuStrip.<text:s/></text:p>
      <text:p text:style-name="P61">Zadbano o płynne przechodzenie pomiędzy wizualizacjami zarówno gdy są tworzone przez przyciski, jak i przez import z pliku. W<text:s/>celu uproszczenia kodu zmienna tablicowa wartości funkcji oraz parametry X i H zostały zadeklarowane jako pola klasy, a nie zmienne lokalne. Dzięki temu klasa formularza uzyskała stan, który można dowolnie aktualizować np. po wczytaniu danych z pliku. W założeniu ma on być identyczny ze stanem okienek tekstowych oraz wizualizacji.<text:s/></text:p>
      <text:p text:style-name="P62">Wyjątkiem od opisanej powyżej możliwości jest import BitMapy, który<text:s/>po prostu kasuje stan zmiennych. Wdrożenie wczytywania danych z BitMapy<text:s/>byłoby<text:s/>znacznie bardziej skomplikowane ponieważ nie przechowuje ona danych numerycznych (można np. eksportować dane numeryczne związane z danymi z Chart, np. tworząc jakiś format do posługiwania się dla aplikacji.)</text:p>
      <text:p text:style-name="P63"/>
      <text:soft-page-break/>
      <text:p text:style-name="P64">Wprowadzono też możliwość wczytywania<text:s/>danych<text:s/>nie mając odkrytej kontrolki DataGridView co<text:s/>pozwala na płynny import z pliku.</text:p>
      <text:p text:style-name="P65">4.3 Sprawdzian nr. 3</text:p>
      <text:p text:style-name="P66">Ocena 5.0 – udało się wdrożyć funkcję ze sprawdzeniem dziedziny, liczeniem wartości w punkcie, wizualizacją tabelaryczną i graficzną.</text:p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8T21:25:00Z</dc:date>
    <meta:template xlink:href="Normal" xlink:type="simple"/>
    <meta:editing-cycles>24</meta:editing-cycles>
    <meta:editing-duration>PT20820S</meta:editing-duration>
    <meta:document-statistic meta:page-count="3" meta:paragraph-count="5" meta:word-count="391" meta:character-count="2735" meta:row-count="19" meta:non-whitespace-character-count="2349"/>
  </office:meta>
</office:document-meta>
</file>